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03f7" officeooo:paragraph-rsid="000303f7"/>
    </style:style>
    <style:style style:name="P2" style:family="paragraph" style:parent-style-name="Text_20_body">
      <style:text-properties officeooo:rsid="0004c4cc" officeooo:paragraph-rsid="0004c4cc"/>
    </style:style>
    <style:style style:name="P3" style:family="paragraph" style:parent-style-name="Text_20_body">
      <style:text-properties officeooo:paragraph-rsid="0004c4cc"/>
    </style:style>
    <style:style style:name="P4" style:family="paragraph" style:parent-style-name="Text_20_body">
      <style:text-properties officeooo:rsid="000527e0" officeooo:paragraph-rsid="000527e0"/>
    </style:style>
    <style:style style:name="P5" style:family="paragraph" style:parent-style-name="Text_20_body">
      <style:text-properties officeooo:rsid="00068c91" officeooo:paragraph-rsid="00068c91"/>
    </style:style>
    <style:style style:name="P6" style:family="paragraph" style:parent-style-name="Text_20_body">
      <style:text-properties officeooo:rsid="0007e3cb" officeooo:paragraph-rsid="0007e3cb"/>
    </style:style>
    <style:style style:name="P7" style:family="paragraph" style:parent-style-name="Text_20_body">
      <style:text-properties officeooo:rsid="0009180f" officeooo:paragraph-rsid="0009180f"/>
    </style:style>
    <style:style style:name="P8" style:family="paragraph" style:parent-style-name="Heading_20_1">
      <style:text-properties officeooo:rsid="000303f7" officeooo:paragraph-rsid="000303f7"/>
    </style:style>
    <style:style style:name="P9" style:family="paragraph" style:parent-style-name="Heading_20_2">
      <style:text-properties officeooo:rsid="0004c4cc" officeooo:paragraph-rsid="0004c4cc"/>
    </style:style>
    <style:style style:name="P10" style:family="paragraph" style:parent-style-name="Heading_20_3">
      <style:paragraph-properties fo:break-before="page"/>
      <style:text-properties officeooo:rsid="0004c4cc" officeooo:paragraph-rsid="0004c4cc"/>
    </style:style>
    <style:style style:name="P11" style:family="paragraph" style:parent-style-name="Heading_20_4">
      <style:text-properties officeooo:rsid="000303f7" officeooo:paragraph-rsid="000303f7"/>
    </style:style>
    <style:style style:name="P12" style:family="paragraph" style:parent-style-name="Heading_20_4">
      <style:text-properties officeooo:rsid="0004c4cc" officeooo:paragraph-rsid="0004c4cc"/>
    </style:style>
    <style:style style:name="P13" style:family="paragraph" style:parent-style-name="Heading_20_4">
      <style:text-properties officeooo:rsid="000527e0" officeooo:paragraph-rsid="000527e0"/>
    </style:style>
    <style:style style:name="P14" style:family="paragraph" style:parent-style-name="Heading_20_4">
      <style:text-properties officeooo:rsid="00068c91" officeooo:paragraph-rsid="00068c91"/>
    </style:style>
    <style:style style:name="P15" style:family="paragraph" style:parent-style-name="Heading_20_4">
      <style:text-properties officeooo:rsid="0007e3cb" officeooo:paragraph-rsid="0007e3cb"/>
    </style:style>
    <style:style style:name="P16" style:family="paragraph" style:parent-style-name="Heading_20_4">
      <style:text-properties officeooo:rsid="0009180f" officeooo:paragraph-rsid="0009180f"/>
    </style:style>
    <style:style style:name="P17" style:family="paragraph" style:parent-style-name="Heading_20_4">
      <style:paragraph-properties fo:break-before="page"/>
      <style:text-properties officeooo:rsid="00068c91" officeooo:paragraph-rsid="00068c91"/>
    </style:style>
    <style:style style:name="P18" style:family="paragraph" style:parent-style-name="Heading_20_4">
      <style:paragraph-properties fo:break-before="page"/>
      <style:text-properties officeooo:rsid="0009180f" officeooo:paragraph-rsid="0009180f"/>
    </style:style>
    <style:style style:name="P19" style:family="paragraph" style:parent-style-name="Heading_20_5">
      <style:text-properties officeooo:rsid="00068c91" officeooo:paragraph-rsid="00068c91"/>
    </style:style>
    <style:style style:name="P20" style:family="paragraph" style:parent-style-name="Heading_20_5">
      <style:text-properties officeooo:rsid="0007e3cb" officeooo:paragraph-rsid="0007e3cb"/>
    </style:style>
    <style:style style:name="P21" style:family="paragraph" style:parent-style-name="Heading_20_5">
      <style:text-properties officeooo:rsid="0009180f" officeooo:paragraph-rsid="0009180f"/>
    </style:style>
    <style:style style:name="P22" style:family="paragraph" style:parent-style-name="Text_20_body">
      <style:text-properties fo:font-weight="normal" officeooo:rsid="000303f7" officeooo:paragraph-rsid="000303f7" style:font-weight-asian="normal" style:font-weight-complex="normal"/>
    </style:style>
    <style:style style:name="P23" style:family="paragraph" style:parent-style-name="Text_20_body" style:list-style-name="L1">
      <style:text-properties officeooo:paragraph-rsid="000a410b"/>
    </style:style>
    <style:style style:name="P24" style:family="paragraph" style:parent-style-name="Text_20_body" style:list-style-name="L2">
      <style:text-properties officeooo:paragraph-rsid="000a410b"/>
    </style:style>
    <style:style style:name="P25" style:family="paragraph" style:parent-style-name="Text_20_body" style:list-style-name="L3">
      <style:text-properties officeooo:paragraph-rsid="000a410b"/>
    </style:style>
    <style:style style:name="P26" style:family="paragraph" style:parent-style-name="Text_20_body" style:list-style-name="L4">
      <style:text-properties officeooo:paragraph-rsid="000a410b"/>
    </style:style>
    <style:style style:name="P27" style:family="paragraph" style:parent-style-name="Text_20_body" style:list-style-name="L5">
      <style:text-properties officeooo:paragraph-rsid="000a410b"/>
    </style:style>
    <style:style style:name="P28" style:family="paragraph" style:parent-style-name="Text_20_body" style:list-style-name="L6">
      <style:text-properties officeooo:paragraph-rsid="000a410b"/>
    </style:style>
    <style:style style:name="P29" style:family="paragraph" style:parent-style-name="Text_20_body">
      <style:text-properties officeooo:paragraph-rsid="000a410b"/>
    </style:style>
    <style:style style:name="P30" style:family="paragraph" style:parent-style-name="Text_20_body">
      <style:text-properties officeooo:rsid="0007e3cb" officeooo:paragraph-rsid="0007e3c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410b" style:font-weight-asian="bold" style:font-weight-complex="bold"/>
    </style:style>
    <style:style style:name="T4" style:family="text">
      <style:text-properties fo:font-weight="bold" officeooo:rsid="000527e0"/>
    </style:style>
    <style:style style:name="T5" style:family="text">
      <style:text-properties fo:font-weight="normal" style:font-weight-asian="normal" style:font-weight-complex="normal"/>
    </style:style>
    <style:style style:name="T6" style:family="text">
      <style:text-properties fo:font-weight="normal" officeooo:rsid="000527e0" style:font-weight-asian="normal" style:font-weight-complex="normal"/>
    </style:style>
    <style:style style:name="T7" style:family="text">
      <style:text-properties officeooo:rsid="000527e0"/>
    </style:style>
    <style:style style:name="T8"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9" style:family="text">
      <style:text-properties officeooo:rsid="0009180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SO/OSI-Referenzmodell</text:h>
      <text:p text:style-name="P1">Das OSI-Modell dient dazu, die Kommunikation zwischen zwei Systemen zu beschreiben und zu definieren.</text:p>
      <text:p text:style-name="P1">Es besteht aus sieben einzelnen Schichten, mit klar voneinander separierten Aufgaben. </text:p>
      <text:p text:style-name="P1">Die Abkürzung OSI steht übrigens für <text:span text:style-name="T2">Open Systems Intercon</text:span><text:span text:style-name="T3">n</text:span><text:span text:style-name="T2">ection Model</text:span><text:span text:style-name="T5">. </text:span></text:p>
      <text:p text:style-name="P22">In den einzelnen Schichten müssen eine vielzahl verschiedener Aufgaben bewältigt werden, die für Sicherheit, Zuverlässigkeit und <text:s/>Performance der Kommunikationsverbindung sorgen.</text:p>
      <text:p text:style-name="P22"/>
      <text:h text:style-name="P11" text:outline-level="4">Die wichtigsten Merkmale und Aufgaben des OSI-Modells:</text:h>
      <text:p text:style-name="P1">• das Referenzmodell besteht aus 7 Schichten</text:p>
      <text:p text:style-name="P1">• in jeder Schicht wird eine bestimmte Aufgabe ausgeführt</text:p>
      <text:p text:style-name="P1">• einzelne Schichten sind austauschbar</text:p>
      <text:p text:style-name="P1">• Kommunikation findet hierarchisch statt. Keine Schicht kann übersprungen werden</text:p>
      <text:p text:style-name="P1">• Schnittstellen definieren den Austausch zwischen den Schichten</text:p>
      <text:p text:style-name="P1">• Schicht 1-4 sind transportorientiert</text:p>
      <text:p text:style-name="P1">• Schicht 5-7 sind anwendungsorientiert</text:p>
      <text:p text:style-name="P1"/>
      <text:h text:style-name="P9" text:outline-level="2">Das TCP-IP-Referenzmodell</text:h>
      <text:p text:style-name="P2">Das TCP-IP-Referenzmodell ist die Grundlage der Internetprotokollfamilie. Es wurde früher als das OSI-Modell entwickelt und fast alle Netzwerke basieren auf TCP/IP.</text:p>
      <text:p text:style-name="P2">Bei TCP/IP erstrecken sich manche Protokolle aber über mehr als nur eine OSI-Layer.</text:p>
      <text:h text:style-name="P12" text:outline-level="4">Die vier Schichten des TCP-IP-Referenzmodells sind:</text:h>
      <text:p text:style-name="P2"/>
      <text:p text:style-name="P2">• die Anwendungsschicht / Application Layer</text:p>
      <text:p text:style-name="P2"/>
      <text:p text:style-name="P2">• die Transportschicht / Transport Layer</text:p>
      <text:p text:style-name="P2"/>
      <text:p text:style-name="P2">• die Internetschicht / Internet Layer </text:p>
      <text:p text:style-name="P2"/>
      <text:p text:style-name="P2">• die Netzzugangsschicht / Link Layer</text:p>
      <text:h text:style-name="P10" text:outline-level="3">Die sieben Schichten des OSI-Modells</text:h>
      <text:p text:style-name="P29"><text:span text:style-name="T4"><text:s text:c="3"/>•<text:tab/></text:span><text:span text:style-name="T1">Schicht 1 – </text:span>D<text:span text:style-name="T6">ie</text:span> Physical Layer oder die <text:tab/>Bitübertragungsschicht: physikalische Anpassung der Bits auf <text:tab/>das Übertragungsmedium</text:p>
      <text:list xml:id="list3557306164" text:style-name="L1">
        <text:list-item>
          <text:p text:style-name="P23"><text:span text:style-name="T1">Schicht 2 – </text:span>D<text:span text:style-name="T6">ie</text:span> Data Link Layer oder die Sicherungsschicht: Segmentierung der Daten und Sicherung mit Prüfsummen</text:p>
        </text:list-item>
      </text:list>
      <text:list xml:id="list3012003345" text:style-name="L2">
        <text:list-item>
          <text:p text:style-name="P24"><text:span text:style-name="T1">Schicht 3 – </text:span>D<text:span text:style-name="T6">ie</text:span> Network Layer oder die Vermittlungsschicht: Vermittlung der Pakete zum nächsten Netzwerkknoten</text:p>
        </text:list-item>
      </text:list>
      <text:list xml:id="list1896023989" text:style-name="L3">
        <text:list-item>
          <text:p text:style-name="P25"><text:span text:style-name="T1">Schicht 4 – </text:span>D<text:span text:style-name="T6">ie</text:span> Transport Layer oder die Transportschicht: Zuteilung von Daten zur Anwendung</text:p>
        </text:list-item>
      </text:list>
      <text:list xml:id="list3032220764" text:style-name="L4">
        <text:list-item>
          <text:p text:style-name="P26"><text:span text:style-name="T1">Schicht 5 – </text:span>D<text:span text:style-name="T6">ie</text:span> Session Layer oder die Sitzungsschicht: Steuerung und Kontrolle der Verbindung</text:p>
        </text:list-item>
      </text:list>
      <text:list xml:id="list285279333" text:style-name="L5">
        <text:list-item>
          <text:p text:style-name="P27"><text:span text:style-name="T1">Schicht 6 – </text:span><text:span text:style-name="T6">Die</text:span> Presentation Layer oder die Darstellungsschicht: Wandlung der Daten in unabhängige Formate</text:p>
        </text:list-item>
      </text:list>
      <text:list xml:id="list2916445595" text:style-name="L6">
        <text:list-item>
          <text:p text:style-name="P28"><text:span text:style-name="T1">Schicht 7 – </text:span>D<text:span text:style-name="T6">ie</text:span> Application Layer oder die Anwendungsschicht: Bereitstellung von Funktionen der Anwendung wie die Datenein- und -ausgabe</text:p>
        </text:list-item>
      </text:list>
      <text:p text:style-name="P3"/>
      <text:h text:style-name="Heading_20_4" text:outline-level="4">Au<text:span text:style-name="T7">fgaben Schicht 1 – Physical Layer</text:span></text:h>
      <text:p text:style-name="P4">Die unterste Schicht ist für die Bereitstellung elektrischer und mechanischer Funktion zur Übertragung von Bits.</text:p>
      <text:p text:style-name="P4">Als übertragungstechnische Verfahren kommen beispielweise elektrische Signale, optische Signale oder elektromagnetische Wellen zum Einsatz.</text:p>
      <text:h text:style-name="Heading_20_5" text:outline-level="5">Typische Geräte auf Layer 1 sind: </text:h>
      <text:p text:style-name="P4">Repeater, Kabel, Stecker, Antennen, Hubs oder Verstärker</text:p>
      <text:p text:style-name="P4"/>
      <text:h text:style-name="P13" text:outline-level="4">Aufgaben Schicht 2 – Data Link Layer</text:h>
      <text:p text:style-name="P4">Zentrale Aufgabe ist es, zuverlässig und möglichst fehlerfreie Übertragungen zu ermöglichen.</text:p>
      <text:p text:style-name="P4">Bitströme werden in Blöcke oder Frames unterteilt. Durch Hinzufügen von Prüfsummen, kann der Empfänger fehlerhafte Frames erkennen und korrigieren oder verwerfen.</text:p>
      <text:h text:style-name="P19" text:outline-level="5">Typische Geräte auf Layer 2 sind:</text:h>
      <text:p text:style-name="P5">Switches, Bridges, <text:span text:style-name="T9">MAC-Adresse</text:span></text:p>
      <text:p text:style-name="P5"/>
      <text:h text:style-name="P17" text:outline-level="4">Aufgaben Schicht 3 – Network Layer</text:h>
      <text:p text:style-name="P5">Im Network Layer werden Verbindungen im Netzwerk hergestellt und Pakete darüber weitergeleitet. Diese Übertragung findet über das gesamte Netzwerk von Sender bis Empfänger statt. </text:p>
      <text:p text:style-name="P5">Die zentrale Aufgabe ist es Adressen für die Kommunikation über das Netzwerk bereitzustellen.</text:p>
      <text:p text:style-name="P5">Auf Basis der Adressen erfolgt das Routing und der Aufbau von Routingtabellen.</text:p>
      <text:h text:style-name="P19" text:outline-level="5">Typische Geräte auf Layer 3:</text:h>
      <text:p text:style-name="P5">Router, <text:span text:style-name="T9">IPSec</text:span></text:p>
      <text:p text:style-name="P5"/>
      <text:h text:style-name="P14" text:outline-level="4">Aufgaben Schicht 4 – Transport Layer</text:h>
      <text:p text:style-name="P5">Über die Transport Layer erfolgt die Ende-zu-Ende-Kontrolle der übertragenen Daten. Die Transport Layer kann Stausituationen erkennen und vermeiden, sowie Datenströme segmentieren.</text:p>
      <text:p text:style-name="P5">Das Datensegment erhält eine eigene Adresse in der Schicht 4, über die es einer bestimmten Anwendung zugeordnet werden kann. Bei den Protokollen UDP oder TCP wird diese Adresse als Port bezeichnet.</text:p>
      <text:p text:style-name="P6">Die Transportschicht ist das Bindeglied der transportorientierten und anwendungsorientierten Schichten.</text:p>
      <text:h text:style-name="P20" text:outline-level="5">Typische Protokolle auf Layer 4:</text:h>
      <text:p text:style-name="P6">UDP, TCP</text:p>
      <text:p text:style-name="P6"/>
      <text:h text:style-name="P15" text:outline-level="4">Aufgaben Schicht <text:span text:style-name="T8">5</text:span> – Session Layer</text:h>
      <text:p text:style-name="P6">Die Session Layer steuert die logische Verbindung zwischen zwei Systemen und verhindert zum Beispiel Zusammenbrüche der Verbindung.</text:p>
      <text:p text:style-name="P6">Sie eröglicht abgebrochene Sitzungen wieder neu aufzusetzen, nachdem die eigentliche Transportverbindung ausgefallen war.</text:p>
      <text:p text:style-name="P6">So kann verhindert werden, dass Sitzungen <text:span text:style-name="T9">oder Übertragungen erneut von vorne beginnen müssen.</text:span></text:p>
      <text:h text:style-name="P21" text:outline-level="5">Typisch auf Layer 5:</text:h>
      <text:p text:style-name="P7">RPC, Telnet, NetBIOS</text:p>
      <text:p text:style-name="P7"/>
      <text:h text:style-name="P18" text:outline-level="4">Aufgaben Schicht 6 – Presentation Layer</text:h>
      <text:p text:style-name="P7">Aufgabe der Darstellungsschicht ist es, die systemabhängige Darstellung von Daten in eine für die Anwendung unabhängige Form zu übertragen.</text:p>
      <text:p text:style-name="P7">In dieser Schicht sind Aufgaben wie Verschlüsselung oder Datenkompression.</text:p>
      <text:p text:style-name="P7">Diese Layer wandelt Daten in verschiedene Formate und Codecs</text:p>
      <text:h text:style-name="P21" text:outline-level="5">Typisch auf Layer 6:</text:h>
      <text:p text:style-name="P7">MPEG, MIDI, ASCII</text:p>
      <text:p text:style-name="P7"/>
      <text:p text:style-name="P7"/>
      <text:h text:style-name="P16" text:outline-level="4">Aufgaben Schicht 7 – Application Layer</text:h>
      <text:p text:style-name="P7">Die Anwendungsschicht regelt unter anderem die Ein- und Ausgabe von Daten und stellt Funktionen für die Anwendung zur Verfügung.</text:p>
      <text:p text:style-name="P7">Die eigentliche Anwendung ist nicht Teil der Application Layer. </text:p>
      <text:h text:style-name="P21" text:outline-level="5">Typisch auf Layer 7:</text:h>
      <text:p text:style-name="P7">User-Interface, WebSock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9T21:00:31.852000000</meta:creation-date>
    <dc:date>2021-02-10T11:53:42.231000000</dc:date>
    <meta:editing-duration>PT1H15M49S</meta:editing-duration>
    <meta:editing-cycles>3</meta:editing-cycles>
    <meta:generator>LibreOffice/6.4.1.2$Windows_X86_64 LibreOffice_project/4d224e95b98b138af42a64d84056446d09082932</meta:generator>
    <meta:document-statistic meta:table-count="0" meta:image-count="0" meta:object-count="0" meta:page-count="4" meta:paragraph-count="68" meta:word-count="665" meta:character-count="4933" meta:non-whitespace-character-count="4316"/>
  </office:meta>
</office:document-meta>
</file>